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2.347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9cm" fo:min-width="3.239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3.58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36cm" fo:min-width="2.833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2cm" fo:min-width="2.345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3cm" fo:min-width="2.344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3cm" fo:min-width="2.345cm"/>
    </style:style>
    <style:style style:name="gr9" style:family="graphic" style:parent-style-name="objectwithoutfill">
      <style:graphic-properties draw:marker-end="Arrow_20_concave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0.904cm"/>
    </style:style>
    <style:style style:name="gr11" style:family="graphic" style:parent-style-name="standard">
      <style:graphic-properties draw:stroke="none" draw:fill="none" fo:min-height="0.501cm"/>
    </style:style>
    <style:style style:name="gr12" style:family="graphic" style:parent-style-name="standard">
      <style:graphic-properties draw:stroke="none" draw:fill="none" fo:min-height="1.113cm"/>
    </style:style>
    <style:style style:name="gr13" style:family="graphic" style:parent-style-name="standard">
      <style:graphic-properties draw:stroke="none" draw:fill="none" fo:min-height="0.96cm"/>
    </style:style>
    <style:style style:name="gr14" style:family="graphic" style:parent-style-name="standard">
      <style:graphic-properties draw:stroke="none" draw:fill="none" fo:min-height="1.111cm"/>
    </style:style>
    <style:style style:name="gr15" style:family="graphic" style:parent-style-name="standard">
      <style:graphic-properties draw:stroke="none" draw:fill="none" fo:min-height="0.906cm"/>
    </style:style>
    <style:style style:name="gr16" style:family="graphic" style:parent-style-name="standard">
      <style:graphic-properties draw:stroke="none" draw:fill="none" fo:min-height="0.61cm"/>
    </style:style>
    <style:style style:name="gr17" style:family="graphic" style:parent-style-name="standard">
      <style:graphic-properties draw:stroke="none" draw:fill="none" fo:min-height="0.612cm"/>
    </style:style>
    <style:style style:name="gr18" style:family="graphic" style:parent-style-name="standard">
      <style:graphic-properties draw:stroke="none" draw:fill="none" fo:min-height="1.001cm"/>
    </style:style>
    <style:style style:name="gr19" style:family="graphic" style:parent-style-name="standard">
      <style:graphic-properties draw:stroke="none" draw:fill="none" fo:min-height="0.741cm"/>
    </style:style>
    <style:style style:name="gr20" style:family="graphic" style:parent-style-name="standard">
      <style:graphic-properties draw:stroke="none" draw:fill="none" fo:min-height="0.74cm"/>
    </style:style>
    <style:style style:name="gr21" style:family="graphic" style:parent-style-name="standard">
      <style:graphic-properties draw:stroke="none" draw:fill="none" fo:min-height="0.585cm"/>
    </style:style>
    <style:style style:name="gr22" style:family="graphic" style:parent-style-name="standard">
      <style:graphic-properties draw:stroke="none" draw:fill="none" fo:min-height="0.567cm"/>
    </style:style>
    <style:style style:name="gr23" style:family="graphic" style:parent-style-name="standard">
      <style:graphic-properties draw:stroke="none" draw:fill="none" fo:min-height="0.961cm"/>
    </style:style>
    <style:style style:name="gr24" style:family="graphic" style:parent-style-name="standard">
      <style:graphic-properties draw:stroke="none" draw:fill="none" fo:min-height="0.823cm"/>
    </style:style>
    <style:style style:name="gr25" style:family="graphic" style:parent-style-name="standard">
      <style:graphic-properties draw:stroke="none" draw:fill="none" fo:min-height="0.41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Latin Modern Roman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style:font-name="Latin Modern Roman" fo:font-size="11pt" style:font-size-asian="11pt" style:font-size-complex="11pt"/>
    </style:style>
    <style:style style:name="T2" style:family="text">
      <style:text-properties style:font-name="Latin Modern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2.847cm" svg:height="0.924cm" svg:x="10.137cm" svg:y="1.885cm">
          <text:p text:style-name="P1"><text:span text:style-name="T1">JouerUnT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3.739cm" svg:height="0.999cm" svg:x="7.862cm" svg:y="4.101cm">
          <text:p text:style-name="P1"><text:span text:style-name="T1">ObtenirCoupVali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4.083cm" svg:height="1cm" svg:x="3.518cm" svg:y="7.6cm">
          <text:p text:style-name="P1"><text:span text:style-name="T1">chercherTousLesCou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9.731cm" svg:y1="5.1cm" svg:x2="5.559cm" svg:y2="7.6cm" draw:start-shape="id1" draw:start-glue-point="2" draw:end-shape="id2" draw:end-glue-point="0" svg:d="M9731 5100l-4172 2500" svg:viewBox="0 0 4173 2501">
          <text:p/>
        </draw:connector>
        <draw:custom-shape draw:style-name="gr5" draw:text-style-name="P2" xml:id="id3" draw:id="id3" draw:layer="layout" svg:width="3.333cm" svg:height="1.186cm" svg:x="9.568cm" svg:y="10.014cm">
          <text:p text:style-name="P1"><text:span text:style-name="T1">EstUnCoupVali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9.731cm" svg:y1="5.1cm" svg:x2="11.234cm" svg:y2="10.014cm" draw:start-shape="id1" draw:start-glue-point="2" draw:end-shape="id3" draw:end-glue-point="0" svg:d="M9731 5100l1503 4914" svg:viewBox="0 0 1504 4915">
          <text:p/>
        </draw:connector>
        <draw:connector draw:style-name="gr4" draw:text-style-name="P3" draw:layer="layout" draw:type="line" svg:x1="11.56cm" svg:y1="2.809cm" svg:x2="9.731cm" svg:y2="4.101cm" draw:start-shape="id4" draw:start-glue-point="2" draw:end-shape="id1" draw:end-glue-point="0" svg:d="M11560 2809l-1829 1292" svg:viewBox="0 0 1830 1293">
          <text:p/>
        </draw:connector>
        <draw:custom-shape draw:style-name="gr6" draw:text-style-name="P2" xml:id="id5" draw:id="id5" draw:layer="layout" svg:width="2.845cm" svg:height="0.922cm" svg:x="21.091cm" svg:y="4.564cm">
          <text:p text:style-name="P1"><text:span text:style-name="T1">JouerC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6" draw:id="id6" draw:layer="layout" svg:width="2.844cm" svg:height="0.923cm" svg:x="22.957cm" svg:y="10.577cm">
          <text:p text:style-name="P1"><text:span text:style-name="T1">CapturerP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.56cm" svg:y1="2.809cm" svg:x2="22.513cm" svg:y2="4.564cm" draw:start-shape="id4" draw:start-glue-point="2" draw:end-shape="id5" draw:end-glue-point="0" svg:d="M11560 2809l10953 1755" svg:viewBox="0 0 10954 1756">
          <text:p/>
        </draw:connector>
        <draw:connector draw:style-name="gr4" draw:text-style-name="P3" draw:layer="layout" draw:type="line" svg:x1="22.513cm" svg:y1="5.486cm" svg:x2="24.379cm" svg:y2="10.577cm" draw:start-shape="id5" draw:start-glue-point="2" draw:end-shape="id6" draw:end-glue-point="0" svg:d="M22513 5486l1866 5091" svg:viewBox="0 0 1867 5092">
          <text:p/>
        </draw:connector>
        <draw:custom-shape draw:style-name="gr8" draw:text-style-name="P2" xml:id="id7" draw:id="id7" draw:layer="layout" svg:width="2.845cm" svg:height="0.923cm" svg:x="18.317cm" svg:y="7.796cm">
          <text:p text:style-name="P1"><text:span text:style-name="T1">PoserP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2.513cm" svg:y1="5.486cm" svg:x2="19.739cm" svg:y2="7.796cm" draw:start-shape="id5" draw:start-glue-point="2" draw:end-shape="id7" draw:end-glue-point="0" svg:d="M22513 5486l-2774 2310" svg:viewBox="0 0 2775 2311">
          <text:p/>
        </draw:connector>
        <draw:line draw:style-name="gr9" draw:text-style-name="P3" draw:layer="layout" svg:x1="20.39cm" svg:y1="4.8cm" svg:x2="21.101cm" svg:y2="4.8cm">
          <text:p/>
        </draw:line>
        <draw:line draw:style-name="gr9" draw:text-style-name="P3" draw:layer="layout" svg:x1="20.404cm" svg:y1="5.302cm" svg:x2="21.115cm" svg:y2="5.302cm">
          <text:p/>
        </draw:line>
        <draw:frame draw:style-name="gr10" draw:text-style-name="P4" draw:layer="layout" svg:width="1.945cm" svg:height="1.154cm" svg:x="19.256cm" svg:y="4.4cm">
          <draw:text-box>
            <text:p><text:span text:style-name="T2">Coup</text:span></text:p>
          </draw:text-box>
        </draw:frame>
        <draw:frame draw:style-name="gr11" draw:text-style-name="P4" draw:layer="layout" svg:width="1.716cm" svg:height="0.751cm" svg:x="18.885cm" svg:y="4.9cm">
          <draw:text-box>
            <text:p><text:span text:style-name="T2">Plateau</text:span></text:p>
          </draw:text-box>
        </draw:frame>
        <draw:line draw:style-name="gr9" draw:text-style-name="P3" draw:layer="layout" svg:x1="22.234cm" svg:y1="10.719cm" svg:x2="22.945cm" svg:y2="10.719cm">
          <text:p/>
        </draw:line>
        <draw:line draw:style-name="gr9" draw:text-style-name="P3" draw:layer="layout" svg:x1="22.234cm" svg:y1="11.273cm" svg:x2="22.945cm" svg:y2="11.273cm">
          <text:p/>
        </draw:line>
        <draw:frame draw:style-name="gr12" draw:text-style-name="P4" draw:layer="layout" svg:width="1.617cm" svg:height="1.363cm" svg:x="21.001cm" svg:y="10.3cm">
          <draw:text-box>
            <text:p><text:span text:style-name="T2">Coup</text:span></text:p>
          </draw:text-box>
        </draw:frame>
        <draw:frame draw:style-name="gr13" draw:text-style-name="P4" draw:layer="layout" svg:width="1.731cm" svg:height="1.21cm" svg:x="20.601cm" svg:y="10.8cm">
          <draw:text-box>
            <text:p><text:span text:style-name="T2">Plateau</text:span></text:p>
          </draw:text-box>
        </draw:frame>
        <draw:line draw:style-name="gr9" draw:text-style-name="P3" draw:layer="layout" svg:x1="17.63cm" svg:y1="7.988cm" svg:x2="18.341cm" svg:y2="7.988cm">
          <text:p/>
        </draw:line>
        <draw:line draw:style-name="gr9" draw:text-style-name="P3" draw:layer="layout" svg:x1="17.63cm" svg:y1="8.542cm" svg:x2="18.341cm" svg:y2="8.542cm">
          <text:p/>
        </draw:line>
        <draw:frame draw:style-name="gr14" draw:text-style-name="P4" draw:layer="layout" svg:width="1.77cm" svg:height="1.361cm" svg:x="16.031cm" svg:y="7.539cm">
          <draw:text-box>
            <text:p><text:span text:style-name="T2">Plateau</text:span></text:p>
          </draw:text-box>
        </draw:frame>
        <draw:frame draw:style-name="gr15" draw:text-style-name="P4" draw:layer="layout" svg:width="1.873cm" svg:height="1.156cm" svg:x="16.401cm" svg:y="8.1cm">
          <draw:text-box>
            <text:p><text:span text:style-name="T2">Coup</text:span></text:p>
          </draw:text-box>
        </draw:frame>
        <draw:line draw:style-name="gr9" draw:text-style-name="P3" draw:layer="layout" svg:x1="8.858cm" svg:y1="10.108cm" svg:x2="9.569cm" svg:y2="10.108cm">
          <text:p/>
        </draw:line>
        <draw:line draw:style-name="gr9" draw:text-style-name="P3" draw:layer="layout" svg:x1="8.858cm" svg:y1="10.562cm" svg:x2="9.569cm" svg:y2="10.562cm">
          <text:p/>
        </draw:line>
        <draw:frame draw:style-name="gr16" draw:text-style-name="P4" draw:layer="layout" svg:width="1.406cm" svg:height="0.86cm" svg:x="7.595cm" svg:y="9.64cm">
          <draw:text-box>
            <text:p><text:span text:style-name="T2">Coup</text:span></text:p>
          </draw:text-box>
        </draw:frame>
        <draw:frame draw:style-name="gr17" draw:text-style-name="P4" draw:layer="layout" svg:width="1.581cm" svg:height="0.862cm" svg:x="7.401cm" svg:y="10.038cm">
          <draw:text-box>
            <text:p><text:span text:style-name="T2">Coups</text:span></text:p>
          </draw:text-box>
        </draw:frame>
        <draw:line draw:style-name="gr9" draw:text-style-name="P3" draw:layer="layout" svg:x1="9.427cm" svg:y1="2.07cm" svg:x2="10.138cm" svg:y2="2.07cm">
          <text:p/>
        </draw:line>
        <draw:line draw:style-name="gr9" draw:text-style-name="P3" draw:layer="layout" svg:x1="9.427cm" svg:y1="2.347cm" svg:x2="10.138cm" svg:y2="2.347cm">
          <text:p/>
        </draw:line>
        <draw:line draw:style-name="gr9" draw:text-style-name="P3" draw:layer="layout" svg:x1="9.427cm" svg:y1="2.624cm" svg:x2="10.138cm" svg:y2="2.624cm">
          <text:p/>
        </draw:line>
        <draw:line draw:style-name="gr9" draw:text-style-name="P3" draw:layer="layout" svg:x1="7.175cm" svg:y1="4.186cm" svg:x2="7.886cm" svg:y2="4.186cm">
          <text:p/>
        </draw:line>
        <draw:line draw:style-name="gr9" draw:text-style-name="P3" draw:layer="layout" svg:x1="7.175cm" svg:y1="4.94cm" svg:x2="7.886cm" svg:y2="4.94cm">
          <text:p/>
        </draw:line>
        <draw:frame draw:style-name="gr18" draw:text-style-name="P4" draw:layer="layout" svg:width="2.032cm" svg:height="1.251cm" svg:x="5.601cm" svg:y="3.749cm">
          <draw:text-box>
            <text:p><text:span text:style-name="T2">Couleur</text:span></text:p>
          </draw:text-box>
        </draw:frame>
        <draw:line draw:style-name="gr9" draw:text-style-name="P3" draw:layer="layout" svg:x1="2.831cm" svg:y1="7.792cm" svg:x2="3.542cm" svg:y2="7.792cm">
          <text:p/>
        </draw:line>
        <draw:line draw:style-name="gr9" draw:text-style-name="P3" draw:layer="layout" svg:x1="2.831cm" svg:y1="8.346cm" svg:x2="3.542cm" svg:y2="8.346cm">
          <text:p/>
        </draw:line>
        <draw:frame draw:style-name="gr14" draw:text-style-name="P4" draw:layer="layout" svg:width="1.903cm" svg:height="1.361cm" svg:x="1.217cm" svg:y="7.3cm">
          <draw:text-box>
            <text:p><text:span text:style-name="T2">Plateau</text:span></text:p>
          </draw:text-box>
        </draw:frame>
        <draw:frame draw:style-name="gr11" draw:text-style-name="P4" draw:layer="layout" svg:width="1.8cm" svg:height="0.751cm" svg:x="1.317cm" svg:y="7.953cm">
          <draw:text-box>
            <text:p><text:span text:style-name="T2">Couleur</text:span></text:p>
          </draw:text-box>
        </draw:frame>
        <draw:line draw:style-name="gr9" draw:text-style-name="P3" draw:layer="layout" svg:x1="23.936cm" svg:y1="5.033cm" svg:x2="24.647cm" svg:y2="5.033cm">
          <text:p/>
        </draw:line>
        <draw:frame draw:style-name="gr19" draw:text-style-name="P4" draw:layer="layout" svg:width="2.206cm" svg:height="0.991cm" svg:x="24.647cm" svg:y="4.657cm">
          <draw:text-box>
            <text:p><text:span text:style-name="T2">Plateau</text:span></text:p>
          </draw:text-box>
        </draw:frame>
        <draw:line draw:style-name="gr9" draw:text-style-name="P3" draw:layer="layout" svg:x1="25.79cm" svg:y1="10.996cm" svg:x2="26.501cm" svg:y2="10.996cm">
          <text:p/>
        </draw:line>
        <draw:line draw:style-name="gr9" draw:text-style-name="P3" draw:layer="layout" svg:x1="21.162cm" svg:y1="8.265cm" svg:x2="21.873cm" svg:y2="8.265cm">
          <text:p/>
        </draw:line>
        <draw:frame draw:style-name="gr18" draw:text-style-name="P4" draw:layer="layout" svg:width="1.727cm" svg:height="1.251cm" svg:x="21.874cm" svg:y="7.889cm">
          <draw:text-box>
            <text:p><text:span text:style-name="T2">Plateau</text:span></text:p>
          </draw:text-box>
        </draw:frame>
        <draw:line draw:style-name="gr9" draw:text-style-name="P3" draw:layer="layout" svg:x1="12.959cm" svg:y1="2.347cm" svg:x2="13.67cm" svg:y2="2.347cm">
          <text:p/>
        </draw:line>
        <draw:frame draw:style-name="gr20" draw:text-style-name="P4" draw:layer="layout" svg:width="2.087cm" svg:height="0.99cm" svg:x="13.67cm" svg:y="1.97cm">
          <draw:text-box>
            <text:p><text:span text:style-name="T2">Plateau</text:span></text:p>
          </draw:text-box>
        </draw:frame>
        <draw:line draw:style-name="gr9" draw:text-style-name="P3" draw:layer="layout" svg:x1="12.99cm" svg:y1="10.577cm" svg:x2="13.701cm" svg:y2="10.577cm">
          <text:p/>
        </draw:line>
        <draw:frame draw:style-name="gr21" draw:text-style-name="P4" draw:layer="layout" svg:width="2.091cm" svg:height="0.835cm" svg:x="13.601cm" svg:y="10.2cm">
          <draw:text-box>
            <text:p><text:span text:style-name="T2">Booléen</text:span></text:p>
          </draw:text-box>
        </draw:frame>
        <draw:line draw:style-name="gr9" draw:text-style-name="P3" draw:layer="layout" svg:x1="7.689cm" svg:y1="8.069cm" svg:x2="8.4cm" svg:y2="8.069cm">
          <text:p/>
        </draw:line>
        <draw:frame draw:style-name="gr22" draw:text-style-name="P4" draw:layer="layout" svg:width="2.491cm" svg:height="0.817cm" svg:x="8.31cm" svg:y="7.7cm">
          <draw:text-box>
            <text:p><text:span text:style-name="T2">Coups</text:span></text:p>
          </draw:text-box>
        </draw:frame>
        <draw:line draw:style-name="gr9" draw:text-style-name="P3" draw:layer="layout" svg:x1="11.683cm" svg:y1="4.572cm" svg:x2="12.394cm" svg:y2="4.572cm">
          <text:p/>
        </draw:line>
        <draw:frame draw:style-name="gr12" draw:text-style-name="P4" draw:layer="layout" svg:width="2.106cm" svg:height="1.363cm" svg:x="12.195cm" svg:y="4.195cm">
          <draw:text-box>
            <text:p><text:span text:style-name="T2">Coup</text:span></text:p>
          </draw:text-box>
        </draw:frame>
        <draw:frame draw:style-name="gr23" draw:text-style-name="P4" draw:layer="layout" svg:width="1.731cm" svg:height="1.211cm" svg:x="5.57cm" svg:y="4.189cm">
          <draw:text-box>
            <text:p><text:span text:style-name="T2">Plateau</text:span></text:p>
          </draw:text-box>
        </draw:frame>
        <draw:frame draw:style-name="gr13" draw:text-style-name="P4" draw:layer="layout" svg:width="1.731cm" svg:height="1.21cm" svg:x="26.501cm" svg:y="10.5cm">
          <draw:text-box>
            <text:p><text:span text:style-name="T2">Plateau</text:span></text:p>
          </draw:text-box>
        </draw:frame>
        <draw:frame draw:style-name="gr24" draw:text-style-name="P4" draw:layer="layout" svg:width="2.3cm" svg:height="1.073cm" svg:x="7.801cm" svg:y="1.492cm">
          <draw:text-box>
            <text:p><text:span text:style-name="T2">Plateau</text:span></text:p>
          </draw:text-box>
        </draw:frame>
        <draw:frame draw:style-name="gr18" draw:text-style-name="P4" draw:layer="layout" svg:width="2.1cm" svg:height="1.251cm" svg:x="7.8cm" svg:y="2.2cm">
          <draw:text-box>
            <text:p><text:span text:style-name="T2">Couleur</text:span></text:p>
          </draw:text-box>
        </draw:frame>
        <draw:frame draw:style-name="gr11" draw:text-style-name="P4" draw:layer="layout" svg:width="4.3cm" svg:height="0.751cm" svg:x="5.301cm" svg:y="1.851cm">
          <draw:text-box>
            <text:p><text:span text:style-name="T2">Fonction (obtenirCoup)</text:span></text:p>
          </draw:text-box>
        </draw:frame>
        <draw:frame draw:style-name="gr11" draw:text-style-name="P4" draw:layer="layout" svg:width="4.3cm" svg:height="0.751cm" svg:x="3.101cm" svg:y="4.552cm">
          <draw:text-box>
            <text:p><text:span text:style-name="T2">Fonction (obtenirCoup)</text:span></text:p>
          </draw:text-box>
        </draw:frame>
        <draw:line draw:style-name="gr9" draw:text-style-name="P3" draw:layer="layout" svg:x1="7.175cm" svg:y1="4.586cm" svg:x2="7.886cm" svg:y2="4.586cm">
          <text:p/>
        </draw:line>
        <draw:line draw:style-name="gr9" draw:text-style-name="P3" draw:layer="layout" svg:x1="8.875cm" svg:y1="10.986cm" svg:x2="9.586cm" svg:y2="10.986cm">
          <text:p/>
        </draw:line>
        <draw:frame draw:style-name="gr25" draw:text-style-name="P4" draw:layer="layout" svg:width="2.183cm" svg:height="0.751cm" svg:x="7.2cm" svg:y="10.538cm">
          <draw:text-box>
            <text:p><text:span text:style-name="T2">Platea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0T09:40:06.642969032</meta:creation-date>
    <dc:date>2019-12-04T09:07:48.274612370</dc:date>
    <meta:editing-duration>PT1H58M29S</meta:editing-duration>
    <meta:editing-cycles>30</meta:editing-cycles>
    <meta:generator>LibreOffice/6.0.7.3$Linux_X86_64 LibreOffice_project/00m0$Build-3</meta:generator>
    <meta:document-statistic meta:object-count="61"/>
  </office:meta>
</office:document-meta>
</file>